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3be1" officeooo:paragraph-rsid="00183be1"/>
    </style:style>
    <style:style style:name="P2" style:family="paragraph" style:parent-style-name="Standard" style:list-style-name="L3">
      <style:text-properties officeooo:rsid="00183be1" officeooo:paragraph-rsid="00183be1"/>
    </style:style>
    <style:style style:name="P3" style:family="paragraph" style:parent-style-name="Standard" style:list-style-name="L4">
      <style:text-properties officeooo:rsid="00183be1" officeooo:paragraph-rsid="00183be1"/>
    </style:style>
    <style:style style:name="P4" style:family="paragraph" style:parent-style-name="Standard" style:list-style-name="L5">
      <style:text-properties officeooo:rsid="00183be1" officeooo:paragraph-rsid="00183be1"/>
    </style:style>
    <style:style style:name="P5" style:family="paragraph" style:parent-style-name="Standard" style:list-style-name="L8">
      <style:text-properties officeooo:rsid="00183be1" officeooo:paragraph-rsid="00183b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ción de microcontroladores, sección 21</text:p>
      <text:p text:style-name="P1">Andrea B. Pineda, 20575</text:p>
      <text:p text:style-name="P1">Prelab: preguntas</text:p>
      <text:p text:style-name="P1"/>
      <text:list xml:id="list1255398323" text:style-name="L3">
        <text:list-item>
          <text:p text:style-name="P2">¿Qué sucede con el program counter cuando sucede una interrupción?</text:p>
        </text:list-item>
      </text:list>
      <text:list xml:id="list2360345369" text:style-name="L8">
        <text:list-item>
          <text:list>
            <text:list-item>
              <text:p text:style-name="P5">Cambia el proceso qe está ejecutando en el momento.</text:p>
            </text:list-item>
          </text:list>
        </text:list-item>
      </text:list>
      <text:p text:style-name="P1"/>
      <text:list xml:id="list161603560555014" text:continue-list="list1255398323" text:style-name="L3">
        <text:list-item>
          <text:p text:style-name="P2">¿Para qué sirven los bits GIE, RBIE y T0IE?</text:p>
        </text:list-item>
      </text:list>
      <text:list xml:id="list2566361877" text:style-name="L5">
        <text:list-item>
          <text:list>
            <text:list-item>
              <text:p text:style-name="P4">GIE: Interrumpciones en el Timer1</text:p>
            </text:list-item>
            <text:list-item>
              <text:p text:style-name="P4">RBIE: Permitir/bloquear las interrupciones en el PORTB</text:p>
            </text:list-item>
            <text:list-item>
              <text:p text:style-name="P4">T0IE: Permitir/bloquear las interrupciones en el Timer0.</text:p>
            </text:list-item>
          </text:list>
        </text:list-item>
      </text:list>
      <text:p text:style-name="P1"/>
      <text:list xml:id="list161604576829191" text:continue-list="list161603560555014" text:style-name="L3">
        <text:list-item>
          <text:p text:style-name="P2">¿Qué bits hay que configurar para habilitar las resistencias pull-up internas del PIC16F887?</text:p>
        </text:list-item>
      </text:list>
      <text:list xml:id="list1580789670" text:style-name="L4">
        <text:list-item>
          <text:list>
            <text:list-item>
              <text:p text:style-name="P3">Bit 7 del registro: WBUP - Weak Pull-Up PORTB Regist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zxx" fo:country="none" style:letter-kerning="true" style:font-name-asian="Noto Sans CJK SC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6:10:28.631030241</meta:creation-date>
    <dc:date>2022-02-14T16:16:02.866175594</dc:date>
    <meta:editing-duration>PT5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9" meta:character-count="546" meta:non-whitespace-character-count="476"/>
  </office:meta>
</office:document-meta>
</file>